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cccccc"/>
    </style:style>
    <style:style style:name="P4" style:family="paragraph">
      <loext:graphic-properties draw:fill-color="#eeeeee"/>
    </style:style>
    <style:style style:name="P5" style:family="paragraph">
      <loext:graphic-properties draw:fill-color="#b2b2b2"/>
      <style:paragraph-properties fo:text-align="center"/>
    </style:style>
    <style:style style:name="P6" style:family="paragraph">
      <style:paragraph-properties fo:text-align="center"/>
      <style:text-properties fo:font-size="12pt"/>
    </style:style>
    <style:style style:name="P7" style:family="paragraph">
      <loext:graphic-properties draw:fill-color="#b2b2b2"/>
      <style:text-properties fo:font-size="12pt"/>
    </style:style>
    <style:style style:name="P8" style:family="paragraph">
      <loext:graphic-properties draw:fill-color="#b2b2b2"/>
    </style:style>
    <style:style style:name="gr1" style:family="graphic">
      <style:graphic-properties draw:fill-color="#dddddd" draw:textarea-horizontal-align="justify" draw:textarea-vertical-align="middle" draw:auto-grow-height="false" fo:min-height="1.746cm" fo:min-width="19.5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cccccc" draw:textarea-horizontal-align="justify" draw:textarea-vertical-align="middle" draw:auto-grow-height="false" fo:min-height="10.504cm" fo:min-width="19.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eeeeee" draw:textarea-horizontal-align="justify" draw:textarea-vertical-align="middle" draw:auto-grow-height="false" fo:min-height="9.049cm" fo:min-width="19.2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b2b2b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b2b2b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b2b2b2" draw:textarea-horizontal-align="justify" draw:textarea-vertical-align="middle" draw:auto-grow-height="false" fo:min-height="2.753cm" fo:min-width="19.1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b2b2b2" draw:textarea-horizontal-align="justify" draw:textarea-vertical-align="middle" draw:auto-grow-height="false" fo:min-height="0.198cm" fo:min-width="0.2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b2b2b2" draw:textarea-horizontal-align="justify" draw:textarea-vertical-align="middle" draw:auto-grow-height="false" fo:min-height="0.22cm" fo:min-width="0.3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b2b2b2" draw:textarea-horizontal-align="justify" draw:textarea-vertical-align="middle" draw:auto-grow-height="false" fo:min-height="1.455cm" fo:min-width="1.45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Forme1" draw:style-name="gr1" draw:text-style-name="P2" svg:width="19.58cm" svg:height="1.747cm" svg:x="-1.369cm" svg:y="-0.861cm"><text:p text:style-name="P1">NavBAR</text:p><draw:enhanced-geometry svg:viewBox="0 0 21600 21600" draw:type="rectangle" draw:enhanced-path="M 0 0 L 21600 0 21600 21600 0 21600 0 0 Z N"/></draw:custom-shape><draw:custom-shape text:anchor-type="paragraph" draw:z-index="1" draw:name="Forme2" draw:style-name="gr2" draw:text-style-name="P3" svg:width="19.501cm" svg:height="10.505cm" svg:x="-1.236cm" svg:y="2.658cm"><text:p text:style-name="P1">REALISATION VETEMENTS</text:p><text:p text:style-name="P1">(Caroussel)</text:p><draw:enhanced-geometry svg:viewBox="0 0 21600 21600" draw:type="rectangle" draw:enhanced-path="M 0 0 L 21600 0 21600 21600 0 21600 0 0 Z N"/></draw:custom-shape><draw:custom-shape text:anchor-type="paragraph" draw:z-index="2" draw:name="Forme3" draw:style-name="gr3" draw:text-style-name="P4" svg:width="19.236cm" svg:height="9.05cm" svg:x="-1.051cm" svg:y="14.432cm"><text:p/><draw:enhanced-geometry svg:viewBox="0 0 21600 21600" draw:type="rectangle" draw:enhanced-path="M 0 0 L 21600 0 21600 21600 0 21600 0 0 Z N"/></draw:custom-shape><draw:line text:anchor-type="paragraph" draw:z-index="3" draw:name="Forme4" draw:style-name="gr4" draw:text-style-name="P5" svg:x1="18.264cm" svg:y1="2.949cm" svg:x2="-1.236cm" svg:y2="13.162cm"><text:p/></draw:line><draw:line text:anchor-type="paragraph" draw:z-index="4" draw:name="Forme5" draw:style-name="gr4" draw:text-style-name="P5" svg:x1="-1.236cm" svg:y1="2.79cm" svg:x2="18.264cm" svg:y2="13.162cm"><text:p/></draw:line><draw:line text:anchor-type="paragraph" draw:z-index="5" draw:name="Forme6" draw:style-name="gr4" draw:text-style-name="P5" svg:x1="-1.051cm" svg:y1="14.432cm" svg:x2="18.184cm" svg:y2="23.481cm"><text:p/></draw:line><draw:line text:anchor-type="paragraph" draw:z-index="6" draw:name="Forme7" draw:style-name="gr5" draw:text-style-name="P5" svg:x1="18.184cm" svg:y1="14.432cm" svg:x2="-1.051cm" svg:y2="23.481cm"><text:p text:style-name="P1">Realisation Autres</text:p><text:p text:style-name="P1">(Caroussel)</text:p></draw:line><draw:custom-shape text:anchor-type="paragraph" draw:z-index="7" draw:name="Forme8" draw:style-name="gr6" draw:text-style-name="P7" svg:width="19.158cm" svg:height="2.754cm" svg:x="-1.184cm" svg:y="24.248cm"><text:p text:style-name="P6">FOOTER</text:p><draw:enhanced-geometry svg:viewBox="0 0 21600 21600" draw:type="rectangle" draw:enhanced-path="M 0 0 L 21600 0 21600 21600 0 21600 0 0 Z N"/></draw:custom-shape><draw:custom-shape text:anchor-type="paragraph" draw:z-index="8" draw:name="Forme9" draw:style-name="gr7" draw:text-style-name="P8" svg:width="0.53cm" svg:height="0.609cm" svg:x="-0.549cm" svg:y="7.606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9" draw:name="Forme10" draw:style-name="gr8" draw:text-style-name="P8" svg:width="0.609cm" svg:height="0.662cm" svg:x="16.967cm" svg:y="7.606cm"><text:p/>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0" draw:name="Forme11" draw:style-name="gr9" draw:text-style-name="P5" svg:width="1.456cm" svg:height="1.456cm" svg:x="-0.945cm" svg:y="-0.676cm"><text:p text:style-name="P1">logo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10:21:28.475956715</meta:creation-date>
    <dc:date>2018-12-27T10:33:20.042423392</dc:date>
    <meta:editing-duration>PT11M50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